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25-01-03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24-01-04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23-01-05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22-01-13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21-01-04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20-01-08 1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19-01-02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16-12-28 21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15-12-22 20:24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1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13-01-04 17:32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12-01-04 18:12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10-12-21 17:37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09-12-21 18:57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09-01-06 16:26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08-01-03 21:47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07-01-16 20:41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06-01-07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04-12-29 19:26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4208" calcext:value-type="float">
            <text:p>43.5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04-01-06 17:00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02-12-28 21:35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02-01-04 20:55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01-01-03 17:33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2000-01-04 18:13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2100245301</text:p>
          </table:table-cell>
          <table:table-cell office:value-type="string" calcext:value-type="string">
            <text:p>199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